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Preformatted_20_Text" style:list-style-name="L1"/>
    <style:style style:name="P77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78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9" style:family="paragraph" style:parent-style-name="Preformatted_20_Text" style:list-style-name="L1">
      <style:paragraph-properties style:writing-mode="lr-tb"/>
    </style:style>
    <style:style style:name="P80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81" style:family="paragraph" style:parent-style-name="Standard">
      <style:text-properties officeooo:rsid="01036b68" officeooo:paragraph-rsid="01036b68"/>
    </style:style>
    <style:style style:name="P82" style:family="paragraph" style:parent-style-name="Text_20_body" style:list-style-name="L1"/>
    <style:style style:name="P8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style:style style:name="T160" style:family="text">
      <style:text-properties officeooo:rsid="00ec3677"/>
    </style:style>
    <style:style style:name="T161" style:family="text">
      <style:text-properties officeooo:rsid="00edf478"/>
    </style:style>
    <style:style style:name="T162" style:family="text">
      <style:text-properties officeooo:rsid="00f0f491"/>
    </style:style>
    <style:style style:name="T163" style:family="text">
      <style:text-properties officeooo:rsid="00f25bf0"/>
    </style:style>
    <style:style style:name="T164" style:family="text">
      <style:text-properties officeooo:rsid="00f2ce9e"/>
    </style:style>
    <style:style style:name="T165" style:family="text">
      <style:text-properties officeooo:rsid="00f36e87"/>
    </style:style>
    <style:style style:name="T166" style:family="text">
      <style:text-properties officeooo:rsid="00f4614c"/>
    </style:style>
    <style:style style:name="T167" style:family="text">
      <style:text-properties officeooo:rsid="00f6351f"/>
    </style:style>
    <style:style style:name="T168" style:family="text">
      <style:text-properties officeooo:rsid="00f88f31"/>
    </style:style>
    <style:style style:name="T169" style:family="text">
      <style:text-properties officeooo:rsid="00f9405f"/>
    </style:style>
    <style:style style:name="T170" style:family="text">
      <style:text-properties officeooo:rsid="00fbe18c"/>
    </style:style>
    <style:style style:name="T171" style:family="text">
      <style:text-properties officeooo:rsid="00fca1c7"/>
    </style:style>
    <style:style style:name="T172" style:family="text">
      <style:text-properties officeooo:rsid="00fd49fc"/>
    </style:style>
    <style:style style:name="T173" style:family="text">
      <style:text-properties officeooo:rsid="00fee5ae"/>
    </style:style>
    <style:style style:name="T174" style:family="text">
      <style:text-properties fo:color="#e5c07b" loext:opacity="100%" style:font-name="Consolas" fo:font-size="10.5pt" fo:font-weight="normal" fo:background-color="#282c34" loext:char-shading-value="0"/>
    </style:style>
    <style:style style:name="T175" style:family="text">
      <style:text-properties officeooo:rsid="00fb6413"/>
    </style:style>
    <style:style style:name="T176" style:family="text">
      <style:text-properties officeooo:rsid="0101c872"/>
    </style:style>
    <style:style style:name="T177" style:family="text">
      <style:text-properties officeooo:rsid="0104c91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82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82"><text:span text:style-name="Strong_20_Emphasis">Edite o arquivo de configuração</text:span> para incluir um virtual host específico para o projeto. Por exemplo, adicione algo assim:</text:p>
          <text:p text:style-name="P77"><text:span text:style-name="Source_20_Text">&lt;VirtualHost *:80&gt;</text:span></text:p>
          <text:p text:style-name="P79"><text:span text:style-name="Source_20_Text"><text:s text:c="4"/>DocumentRoot "C:/laragon/www/joão ribeiro/Laravel 11 Framework, Ecossistema e Projetos Web/notes/public"</text:span></text:p>
          <text:p text:style-name="P79"><text:span text:style-name="Source_20_Text"><text:s text:c="4"/>ServerName notes.test</text:span></text:p>
          <text:p text:style-name="P79"><text:span text:style-name="Source_20_Text"><text:s text:c="4"/>&lt;Directory "C:/laragon/www/joão ribeiro/Laravel 11 Framework, Ecossistema e Projetos Web/notes/public"&gt;</text:span></text:p>
          <text:p text:style-name="P79"><text:span text:style-name="Source_20_Text"><text:s text:c="8"/>AllowOverride All</text:span></text:p>
          <text:p text:style-name="P79"><text:span text:style-name="Source_20_Text"><text:s text:c="8"/>Require all granted</text:span></text:p>
          <text:p text:style-name="P79"><text:span text:style-name="Source_20_Text"><text:s text:c="4"/>&lt;/Directory&gt;</text:span></text:p>
          <text:p text:style-name="P80"><text:span text:style-name="Source_20_Text">&lt;/VirtualHost&gt;</text:span></text:p>
        </text:list-item>
        <text:list-item>
          <text:p text:style-name="P82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83">Abra o arquivo <text:span text:style-name="Source_20_Text">C:\Windows\System32\drivers\etc\hosts</text:span> como administrador.</text:p>
            </text:list-item>
            <text:list-item>
              <text:p text:style-name="P82">Adicione a linha abaixo no final do arquivo:</text:p>
              <text:p text:style-name="P76">Copiar código</text:p>
              <text:p text:style-name="P78"><text:span text:style-name="Source_20_Text">127.0.0.1 notes.test</text:span></text:p>
            </text:list-item>
          </text:list>
        </text:list-item>
        <text:list-item>
          <text:p text:style-name="P82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69">51-<text:span text:style-name="T160">autenticação básica de Users </text:span></text:p>
      <text:p text:style-name="P69">-<text:span text:style-name="T161">criada toda lógica de enviar dados para tentativa de login, fazendo analise antes de se o username e <text:tab/>senha são as mesmas que estão na tabela (foram preenchidos com seeder);</text:span></text:p>
      <text:p text:style-name="P69">-<text:span text:style-name="T161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1"><text:tab/>menos o username e o retorna), em relação a criptografia ele reconhece automaticamente e <text:tab/>faz a comparação automaticamente e internamente.</text:span></text:p>
      <text:p text:style-name="P69">-<text:span text:style-name="T162">Em seguida, usando o método session() cria dentro o elemento ‘user’ e dentro dele, um array com <text:tab/>dados id e username, dentro de cada </text:span><text:span text:style-name="T163">são</text:span><text:span text:style-name="T162"> colocado</text:span><text:span text:style-name="T163">s</text:span><text:span text:style-name="T162"> os dados de id e username relativos ao do <text:tab/>usuário logado com sucesso.</text:span></text:p>
      <text:p text:style-name="P69"/>
      <text:p text:style-name="P70">52-<text:span text:style-name="T164">Efetuando o logout </text:span></text:p>
      <text:p text:style-name="P70">-<text:span text:style-name="T165">foram apresentados facades e métodos nativos do laravel para deslogar </text:span></text:p>
      <text:p text:style-name="P70">-<text:span text:style-name="T165">session() referente ao dados de sessão de um usuário logado </text:span></text:p>
      <text:p text:style-name="P70">-<text:span text:style-name="T165">forget() refere-se a perder os dados de sessão, espera o parâmetro do que será perdido </text:span></text:p>
      <text:p text:style-name="P70">-<text:span text:style-name="T165">maneira mais recomendada, usar a class Auth do laravel e seu método nativo logout() </text:span></text:p>
      <text:p text:style-name="P70"><text:tab/><text:span text:style-name="T165">ex: Auth::logout()</text:span></text:p>
      <text:p text:style-name="P70"/>
      <text:p text:style-name="P71">53-<text:span text:style-name="T166">Fluxo normal de um sistema de autenticação </text:span></text:p>
      <text:p text:style-name="P71">-<text:span text:style-name="T167">Quando o usuário tenta acessar determinada página, de uma determinada url, só deve conseguir <text:tab/>acessar caso o usuário ainda esteja logado. Isso é protegido por um middleware, </text:span><text:span text:style-name="T168">que faz esta <text:tab/>verificação, dentre outras verificações. </text:span><text:span text:style-name="T169">O middleware faz o “meio de campo”.</text:span></text:p>
      <text:p text:style-name="P71"/>
      <text:p text:style-name="P72">54-<text:span text:style-name="T170">introdução as Middleware </text:span></text:p>
      <text:p text:style-name="P72">-<text:span text:style-name="T171">Serve como uma verificação, se passar pela verificação, determinada route com este middleware <text:tab/>pode ser acessada, ela faz um meio de campo.</text:span></text:p>
      <text:p text:style-name="P72">-<text:span text:style-name="T172">Criando um middleware via artisan: </text:span></text:p>
      <text:p text:style-name="P72"><text:tab/>php artisan make:middleware CheckIsLogged <text:s/></text:p>
      <text:p text:style-name="P72">-<text:span text:style-name="T173">Criado um grupo de middleware: </text:span></text:p>
      <text:p text:style-name="P73"><text:span text:style-name="T175"><text:tab/></text:span><text:span text:style-name="T174">Route</text:span><text:span text:style-name="T129">::</text:span><text:span text:style-name="T125">middleware</text:span><text:span text:style-name="T115">([</text:span><text:span text:style-name="T174">CheckIsLogged</text:span><text:span text:style-name="T129">::class</text:span><text:span text:style-name="T115">])</text:span><text:span text:style-name="T129">-&gt;</text:span><text:span text:style-name="T125">group</text:span><text:span text:style-name="T115">(</text:span><text:span text:style-name="T129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6">criando middleware para verificar se usuário NÃO está logado </text:span></text:p>
      <text:p text:style-name="P75"/>
      <text:p text:style-name="P81">56-<text:span text:style-name="T177">criar a página inicial </text:span></text:p>
      <text:p text:style-name="P81">-</text:p>
      <text:p text:style-name="P74"/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25T13:12:47.344000000</dc:date>
    <meta:editing-duration>P1DT55M</meta:editing-duration>
    <meta:editing-cycles>231</meta:editing-cycles>
    <meta:generator>LibreOffice/24.2.2.2$Windows_X86_64 LibreOffice_project/d56cc158d8a96260b836f100ef4b4ef25d6f1a01</meta:generator>
    <meta:document-statistic meta:table-count="0" meta:image-count="0" meta:object-count="0" meta:page-count="9" meta:paragraph-count="241" meta:word-count="2550" meta:character-count="16811" meta:non-whitespace-character-count="13942"/>
  </office:meta>
</office:document-meta>
</file>